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officeooo:rsid="000926c5" officeooo:paragraph-rsid="00170621" style:font-size-asian="10pt" style:font-size-complex="10pt"/>
    </style:style>
    <style:style style:name="P2" style:family="paragraph" style:parent-style-name="Header">
      <style:text-properties fo:font-size="10pt" officeooo:rsid="000926c5" officeooo:paragraph-rsid="00293beb" style:font-size-asian="10pt" style:font-size-complex="10pt"/>
    </style:style>
    <style:style style:name="P3" style:family="paragraph" style:parent-style-name="Standard">
      <style:text-properties officeooo:rsid="0016c0ee" officeooo:paragraph-rsid="0016c0ee"/>
    </style:style>
    <style:style style:name="P4" style:family="paragraph" style:parent-style-name="Standard">
      <style:text-properties officeooo:rsid="0016c0ee" officeooo:paragraph-rsid="00175030"/>
    </style:style>
    <style:style style:name="P5" style:family="paragraph" style:parent-style-name="Standard">
      <style:text-properties officeooo:rsid="0016c0ee" officeooo:paragraph-rsid="00175030" fo:padding-left="0.052in" fo:padding-right="0in" fo:padding-top="0in" fo:padding-bottom="0in" fo:border-left="1.5pt solid #000000" fo:border-right="none" fo:border-top="none" fo:border-bottom="none"/>
    </style:style>
    <style:style style:name="P6" style:family="paragraph" style:parent-style-name="Standard">
      <style:text-properties officeooo:rsid="002de0f8" officeooo:paragraph-rsid="002de0f8"/>
    </style:style>
    <style:style style:name="P7" style:family="paragraph" style:parent-style-name="Standard">
      <style:text-properties fo:color="#800000" officeooo:rsid="002de0f8" officeooo:paragraph-rsid="002f64f6"/>
    </style:style>
    <style:style style:name="P8" style:family="paragraph" style:parent-style-name="Standard">
      <style:text-properties fo:color="#000000" fo:font-weight="bold" officeooo:rsid="002de0f8" officeooo:paragraph-rsid="002f64f6" style:font-weight-asian="bold" style:font-weight-complex="bold"/>
    </style:style>
    <style:style style:name="P9" style:family="paragraph" style:parent-style-name="Standard">
      <style:text-properties officeooo:rsid="002f64f6" officeooo:paragraph-rsid="00312dc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2de0f8" officeooo:paragraph-rsid="002de0f8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officeooo:rsid="00175030" officeooo:paragraph-rsid="00175030"/>
    </style:style>
    <style:style style:name="P12" style:family="paragraph" style:parent-style-name="Table_20_Contents">
      <style:text-properties officeooo:rsid="00293beb" officeooo:paragraph-rsid="00293beb"/>
    </style:style>
    <style:style style:name="P13" style:family="paragraph" style:parent-style-name="Table_20_Contents">
      <style:text-properties fo:font-style="normal" officeooo:rsid="00312dcd" officeooo:paragraph-rsid="00312dcd" style:font-style-asian="normal" style:font-style-complex="normal"/>
    </style:style>
    <style:style style:name="P14" style:family="paragraph" style:parent-style-name="Table_20_Contents">
      <style:text-properties fo:font-style="normal" officeooo:rsid="0026c761" officeooo:paragraph-rsid="00312dcd" style:font-style-asian="normal" style:font-style-complex="normal"/>
    </style:style>
    <style:style style:name="P15" style:family="paragraph" style:parent-style-name="Table_20_Contents">
      <style:text-properties fo:font-style="normal" fo:font-weight="bold" officeooo:rsid="00312dcd" officeooo:paragraph-rsid="00312dcd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fo:font-style="italic" officeooo:rsid="0026c761" officeooo:paragraph-rsid="00312dcd" style:font-style-asian="italic" style:font-style-complex="italic"/>
    </style:style>
    <style:style style:name="P17" style:family="paragraph" style:parent-style-name="Quotations">
      <style:text-properties officeooo:rsid="0016c0ee" officeooo:paragraph-rsid="002de0f8" fo:padding-left="0.052in" fo:padding-right="0in" fo:padding-top="0in" fo:padding-bottom="0in" fo:border-left="1.5pt solid #000000" fo:border-right="none" fo:border-top="none" fo:border-bottom="none"/>
    </style:style>
    <style:style style:name="P18" style:family="paragraph" style:parent-style-name="Quotations">
      <style:text-properties officeooo:rsid="0016c0ee" officeooo:paragraph-rsid="00312dcd" fo:padding-left="0.052in" fo:padding-right="0in" fo:padding-top="0in" fo:padding-bottom="0in" fo:border-left="1.5pt solid #000000" fo:border-right="none" fo:border-top="none" fo:border-bottom="none"/>
    </style:style>
    <style:style style:name="P19" style:family="paragraph" style:parent-style-name="Quotations">
      <style:text-properties fo:color="#800000" officeooo:rsid="002f64f6" officeooo:paragraph-rsid="002f64f6" fo:padding-left="0.052in" fo:padding-right="0in" fo:padding-top="0in" fo:padding-bottom="0in" fo:border-left="1.5pt solid #000000" fo:border-right="none" fo:border-top="none" fo:border-bottom="none"/>
    </style:style>
    <style:style style:name="P20" style:family="paragraph" style:parent-style-name="Standard">
      <style:paragraph-properties style:writing-mode="lr-tb"/>
      <style:text-properties officeooo:paragraph-rsid="002de0f8" fo:padding-left="0.052in" fo:padding-right="0in" fo:padding-top="0in" fo:padding-bottom="0in" fo:border-left="1.5pt solid #000000" fo:border-right="none" fo:border-top="none" fo:border-bottom="none"/>
    </style:style>
    <style:style style:name="P21" style:family="paragraph" style:parent-style-name="Standard">
      <style:paragraph-properties style:writing-mode="lr-tb"/>
      <style:text-properties officeooo:rsid="002de0f8" officeooo:paragraph-rsid="002de0f8" fo:padding-left="0.052in" fo:padding-right="0in" fo:padding-top="0in" fo:padding-bottom="0in" fo:border-left="1.5pt solid #000000" fo:border-right="none" fo:border-top="none" fo:border-bottom="none"/>
    </style:style>
    <style:style style:name="P22" style:family="paragraph" style:parent-style-name="Standard">
      <style:paragraph-properties style:writing-mode="lr-tb"/>
      <style:text-properties officeooo:paragraph-rsid="002de0f8"/>
    </style:style>
    <style:style style:name="P23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paragraph-rsid="002de0f8" style:font-weight-asian="bold" style:font-weight-complex="bold" fo:padding-left="0.052in" fo:padding-right="0in" fo:padding-top="0in" fo:padding-bottom="0in" fo:border-left="1.5pt solid #000000" fo:border-right="none" fo:border-top="none" fo:border-bottom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621" style:font-weight-asian="bold" style:font-weight-complex="bold"/>
    </style:style>
    <style:style style:name="T3" style:family="text">
      <style:text-properties fo:font-weight="bold" officeooo:rsid="002e2dba" style:font-weight-asian="bold" style:font-weight-complex="bold"/>
    </style:style>
    <style:style style:name="T4" style:family="text">
      <style:text-properties fo:font-weight="bold" officeooo:rsid="002b7c3f" style:font-weight-asian="bold" style:font-weight-complex="bold"/>
    </style:style>
    <style:style style:name="T5" style:family="text">
      <style:text-properties officeooo:rsid="00170621"/>
    </style:style>
    <style:style style:name="T6" style:family="text">
      <style:text-properties officeooo:rsid="002e2dba"/>
    </style:style>
    <style:style style:name="T7" style:family="text">
      <style:text-properties officeooo:rsid="002de0f8"/>
    </style:style>
    <style:style style:name="T8" style:family="text">
      <style:text-properties officeooo:rsid="002f64f6"/>
    </style:style>
    <style:style style:name="T9" style:family="text">
      <style:text-properties officeooo:rsid="00312dcd"/>
    </style:style>
    <style:style style:name="T10" style:family="text">
      <style:text-properties officeooo:rsid="0026c761"/>
    </style:style>
    <style:style style:name="T11" style:family="text">
      <style:text-properties officeooo:rsid="00320dec"/>
    </style:style>
    <style:style style:name="T12" style:family="text">
      <style:text-properties officeooo:rsid="00335c04"/>
    </style:style>
    <style:style style:name="T13" style:family="text">
      <style:text-properties officeooo:rsid="0034c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. <text:span text:style-name="T7">Wohlgeformtheit</text:span></text:p>
          </table:table-cell>
        </table:table-row>
        <table:table-row>
          <table:table-cell table:style-name="Table1.A2" office:value-type="string">
            <text:p text:style-name="P8">Below <text:span text:style-name="T8">you see the following pattern:</text:span></text:p>
            <text:p text:style-name="P7"><text:span text:style-name="T8">Row of </text:span>the error message from Firefox XML Parser: <text:span text:style-name="T8">Our interpretation of the syntax error</text:span></text:p>
            <text:p text:style-name="P19">Original line</text:p>
            <text:p text:style-name="P19">Proposed correction</text:p>
            <text:p text:style-name="P6">Row 7: opening and ending tags have to match</text:p>
            <text:p text:style-name="P17">&lt;author-deathday&gt;September 2, 1973&lt;/deathday&gt;</text:p>
            <text:p text:style-name="P17">-&gt;author-deathday</text:p>
            <text:p text:style-name="P6">Row 12: quotationmarks missing</text:p>
            <text:p text:style-name="P17">&lt;book id="2" movie=no&gt; </text:p>
            <text:p text:style-name="P17">-&gt;"no"</text:p>
            <text:p text:style-name="P6">Row 23: opened tags have to be closed - be it as a self-closing tag or a normal closing tag</text:p>
            <text:p text:style-name="P17">&lt;/book&gt;  </text:p>
            <text:p text:style-name="P17">-&gt; &lt;/film-director&gt; missing</text:p>
            <text:p text:style-name="P6">Row 35: XML is case-sensitive -&gt; tags with differently cased letters don't match </text:p>
            <text:p text:style-name="P17">&lt;Author&gt;Julio Cortázar&lt;/author&gt; </text:p>
            <text:p text:style-name="P17">-&gt;author</text:p>
            <text:p text:style-name="P6">Row 50: an attribute can only be defined once for an element (no two same attributes per element defined)</text:p>
            <text:p text:style-name="P17">&lt;book id="8" id="9" movie="no"&gt; </text:p>
            <text:p text:style-name="P17">-&gt;duplicate id</text:p>
            <text:p text:style-name="P6">Row 66: root element (of which you can only have one in your file) has to get closed as well (opening and closing tags have to match)</text:p>
            <text:p text:style-name="P18">^ </text:p>
            <text:p text:style-name="P18">-&gt; &lt;/books&gt;</text:p>
            <text:p text:style-name="P5"/>
            <text:p text:style-name="P10">Bemerkung:</text:p>
            <text:p text:style-name="P20">Die Wohlgeformtheit beschreibt ausschliesslich die Einhaltung d<text:span text:style-name="T8">er</text:span> "strikten" Syntaxregeln. Sie ist unerlässlich bei der Entscheidung über die Validität eines XML-Dokumentes. Wohlgeformte XML Dateien, die den Regeln des dazugehörigen XML-Schemas folgen, sind valide. Das ist der Grund, weshalb XML eine "Meta-markup" Sprache ist, denn erst dieses XML-Schema verleiht den Tags die eigentliche Bedeutung. </text:p>
            <text:p text:style-name="P22"/>
            <text:p text:style-name="P20"><text:soft-page-break/>Man kann die <text:span text:style-name="T8">W</text:span>ohlgeformtheit und <text:span text:style-name="T8">V</text:span>alidität auf der <text:span text:style-name="T8">K</text:span>ommandozeile überprüfen.</text:p>
            <text:p text:style-name="P22"/>
            <text:p text:style-name="P23"><text:span text:style-name="T8">W</text:span>ohlgeformtheit:</text:p>
            <text:p text:style-name="P20">xmllint books_corrected.xml --noout #Bei wohlgeformtheit passiert nichts.</text:p>
            <text:p text:style-name="P22"/>
            <text:p text:style-name="P23">+ mit Schema(falls vorhanden) -&gt; <text:span text:style-name="T8">V</text:span>alidität:</text:p>
            <text:p text:style-name="P21">xmllint --schema schema.xsd books_corrected.xml </text:p>
            <text:p text:style-name="P4"/>
          </table:table-cell>
        </table:table-row>
        <table:table-row table:style-name="Table1.3">
          <table:table-cell table:style-name="Table1.A3" office:value-type="string">
            <text:p text:style-name="P9">2. <text:span text:style-name="T9">XPath</text:span></text:p>
          </table:table-cell>
        </table:table-row>
        <table:table-row>
          <table:table-cell table:style-name="Table1.A4" office:value-type="string">
            <text:p text:style-name="P15">Untenstehend sind unsere <text:span text:style-name="T10">A</text:span>nfragen an das XML Dokument plants.xml</text:p>
            <text:p text:style-name="P16"/>
            <text:p text:style-name="P14">a) <text:bookmark-start text:name="__DdeLink__9947_1333368002"/>Der botanische Name der zweiten Pflanze<text:bookmark-end text:name="__DdeLink__9947_1333368002"/> <text:span text:style-name="T13">(Nummerierung beginnt bei [1] nicht Null)</text:span></text:p>
            <text:p text:style-name="P14"><text:bookmark-start text:name="__DdeLink__9949_1333368002"/>/PLANTS/PLANT[<text:span text:style-name="T13">2</text:span>]/BOTANICAL/text()<text:bookmark-end text:name="__DdeLink__9949_1333368002"/></text:p>
            <text:p text:style-name="P14"><text:s/></text:p>
            <text:p text:style-name="P14">b) <text:bookmark-start text:name="__DdeLink__9951_1333368002"/>Anzahl Pflanzen mit Zone ‘Annual’<text:bookmark-end text:name="__DdeLink__9951_1333368002"/></text:p>
            <text:p text:style-name="P14"><text:bookmark-start text:name="__DdeLink__9953_1333368002"/>count(/PLANTS/PLANT[@zone = 'Annual'])<text:bookmark-end text:name="__DdeLink__9953_1333368002"/></text:p>
            <text:p text:style-name="P13"/>
            <text:p text:style-name="P14">c) <text:bookmark-start text:name="__DdeLink__9955_1333368002"/>Die Zone der Pflanzen mit ‘Shade’ als Lichtbedingung<text:bookmark-end text:name="__DdeLink__9955_1333368002"/></text:p>
            <text:p text:style-name="P14"><text:bookmark-start text:name="__DdeLink__9957_1333368002"/>/PLANTS/PLANT[./LIGHT = <text:span text:style-name="T12">'</text:span>Shade<text:span text:style-name="T12">'</text:span>]/@zone<text:bookmark-end text:name="__DdeLink__9957_1333368002"/></text:p>
            <text:p text:style-name="P13"/>
            <text:p text:style-name="P14">d) <text:bookmark-start text:name="__DdeLink__9959_1333368002"/>Alle Namen der Pflanzen mit Zone ‘2’<text:bookmark-end text:name="__DdeLink__9959_1333368002"/></text:p>
            <text:p text:style-name="P14"><text:bookmark-start text:name="__DdeLink__9961_1333368002"/>/PLANTS/PLANT[@zone = '2']/BOTANICAL/text()<text:bookmark-end text:name="__DdeLink__9961_1333368002"/></text:p>
            <text:p text:style-name="P13"/>
            <text:p text:style-name="P14">e) <text:bookmark-start text:name="__DdeLink__9963_1333368002"/>Pflanzen, welche einen Preis groesser als 5 haben<text:bookmark-end text:name="__DdeLink__9963_1333368002"/></text:p>
            <text:p text:style-name="P14"><text:bookmark-start text:name="__DdeLink__9965_1333368002"/>/PLANTS/PLANT[./PRICE &gt; '5']<text:bookmark-end text:name="__DdeLink__9965_1333368002"/></text:p>
            <text:p text:style-name="P14"/>
          </table:table-cell>
        </table:table-row>
        <table:table-row table:style-name="Table1.3">
          <table:table-cell table:style-name="Table1.A3" office:value-type="string">
            <text:p text:style-name="P11">Reflexion/Feedback</text:p>
          </table:table-cell>
        </table:table-row>
        <table:table-row>
          <table:table-cell table:style-name="Table1.A6" office:value-type="string">
            <text:p text:style-name="P11">a) Fasse deine Erkenntnisse und Lernfortschritte in zwei Sätzen zusammen.</text:p>
            <text:p text:style-name="P11">b) Wie viel Zeit hast du in diese Übungen investiert?</text:p>
          </table:table-cell>
        </table:table-row>
        <table:table-row>
          <table:table-cell table:style-name="Table1.A7" office:value-type="string">
            <text:p text:style-name="P12">a) <text:span text:style-name="T9">Gute Einführung in XML und XML mit Python. Das Wesentliche wurde vermittelt, um die Konzepte zu verstehen und die Packages anwenden zu können.</text:span></text:p>
            <text:p text:style-name="P12">b) <text:span text:style-name="T9">10 Stunden zusammen</text:span></text:p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926c5" officeooo:paragraph-rsid="00170621" style:font-size-asian="10pt" style:font-size-complex="10pt"/>
    </style:style>
    <style:style style:name="MP2" style:family="paragraph" style:parent-style-name="Header">
      <style:text-properties fo:font-size="10pt" officeooo:rsid="000926c5" officeooo:paragraph-rsid="00293beb" style:font-size-asian="10pt" style:font-size-complex="10pt"/>
    </style:style>
    <style:style style:name="MT1" style:family="text">
      <style:text-properties fo:font-weight="bold" officeooo:rsid="00170621" style:font-weight-asian="bold" style:font-weight-complex="bold"/>
    </style:style>
    <style:style style:name="MT2" style:family="text">
      <style:text-properties fo:font-weight="bold" officeooo:rsid="002e2dba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2b7c3f" style:font-weight-asian="bold" style:font-weight-complex="bold"/>
    </style:style>
    <style:style style:name="MT5" style:family="text">
      <style:text-properties officeooo:rsid="00170621"/>
    </style:style>
    <style:style style:name="MT6" style:family="text">
      <style:text-properties officeooo:rsid="002e2d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CL I</text:span><text:span text:style-name="MT1">I</text:span><text:span text:style-name="MT2"> –</text:span><text:span text:style-name="MT3"> Loesungen Uebung </text:span><text:span text:style-name="MT2">0</text:span><text:span text:style-name="MT4">2</text:span><text:tab/> </text:p>
        <text:p text:style-name="MP2"><text:span text:style-name="MT5">Linus Manser (lmanser, 13-791-132) und </text:span>Roland Benz <text:span text:style-name="MT6">(</text:span>rolben, 97-923-163<text:span text:style-name="MT6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9:49:49.513610002</meta:creation-date>
    <dc:date>2016-03-20T12:56:38.930918939</dc:date>
    <meta:editing-duration>PT2H9M58S</meta:editing-duration>
    <meta:editing-cycles>23</meta:editing-cycles>
    <meta:generator>LibreOffice/4.4.6.3$Linux_x86 LibreOffice_project/40m0$Build-3</meta:generator>
    <meta:document-statistic meta:table-count="1" meta:image-count="0" meta:object-count="0" meta:page-count="2" meta:paragraph-count="50" meta:word-count="358" meta:character-count="2483" meta:non-whitespace-character-count="2163"/>
  </office:meta>
</office:document-meta>
</file>